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F" svg:font-family="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16" style:family="paragraph" style:parent-style-name="Standard">
      <style:text-properties officeooo:paragraph-rsid="01a0c99b"/>
    </style:style>
    <style:style style:name="P1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07450"/>
    </style:style>
    <style:style style:name="P1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nl" fo:country="NL" officeooo:paragraph-rsid="01ac933a" fo:background-color="transparent" style:font-size-asian="12pt" style:language-asian="nl" style:country-asian="NL" style:font-name-complex="Bitstream Vera Sans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style:font-name="Liberation Sans" fo:font-style="italic" officeooo:rsid="05fe4687" officeooo:paragraph-rsid="01a5e027" style:font-style-asian="italic" style:font-style-complex="italic"/>
    </style:style>
    <style:style style:name="P33" style:family="paragraph" style:parent-style-name="Standard" style:list-style-name="L1">
      <style:text-properties style:font-name="Liberation Sans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loext:opacity="100%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font-style="normal" style:text-underline-style="none" fo:font-weight="normal" officeooo:rsid="01b19af8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F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F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F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F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F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Ubuntu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Ubuntu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Ubuntu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Ubuntu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Ubuntu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Ubuntu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6" style:family="text">
      <style:text-properties fo:color="#000000" loext:opacity="100%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7" style:family="text">
      <style:text-properties fo:color="#000000" loext:opacity="100%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8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33" style:family="text">
      <style:text-properties fo:color="#000000" loext:opacity="100%" style:font-name="Liberation Sans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34" style:family="text">
      <style:text-properties fo:color="#000000" loext:opacity="100%" style:font-name="Liberation Sans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35" style:family="text">
      <style:text-properties fo:color="#000000" loext:opacity="100%" style:font-name="F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F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F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F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F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F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F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F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F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F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F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F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F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8" style:family="text">
      <style:text-properties fo:color="#000000" loext:opacity="100%" style:font-name="F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9" style:family="text">
      <style:text-properties fo:color="#000000" loext:opacity="100%" style:font-name="F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50" style:family="text">
      <style:text-properties style:use-window-font-color="true" loext:opacity="0%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use-window-font-color="true" loext:opacity="0%" style:text-line-through-style="none" style:text-line-through-type="none" style:font-name="F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officeooo:rsid="018fa9a0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style:font-name="Liberation Sans" officeooo:rsid="018fa9a0"/>
    </style:style>
    <style:style style:name="T16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font-name="Liberation Sans" fo:font-weight="normal" style:font-weight-asian="normal" style:font-weight-complex="normal"/>
    </style:style>
    <style:style style:name="T166" style:family="text">
      <style:text-properties style:font-name="F" officeooo:rsid="018fa9a0"/>
    </style:style>
    <style:style style:name="T167" style:family="text">
      <style:text-properties style:font-name="F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font-name="F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font-name="F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font-name="F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font-name="F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Strong_20_Emphasis"><text:span text:style-name="T121">C</text:span></text:span><text:span text:style-name="Strong_20_Emphasis"><text:span text:style-name="T120">hecklist voor </text:span></text:span><text:span text:style-name="Strong_20_Emphasis"><text:span text:style-name="T122">de installatie</text:span></text:span><text:span text:style-name="Strong_20_Emphasis"><text:span text:style-name="T120"> van </text:span></text:span><text:reference-mark-start text:name="Distributie"/><text:span text:style-name="Strong_20_Emphasis"><text:span text:style-name="T123">Ubunt</text:span></text:span><text:span text:style-name="Strong_20_Emphasis"><text:span text:style-name="T124">u</text:span></text:span><text:reference-mark-end text:name="Distributie"/><text:span text:style-name="Strong_20_Emphasis"><text:span text:style-name="T123"> </text:span></text:span><text:reference-mark-start text:name="Versie"/><text:span text:style-name="T160">20</text:span><text:span text:style-name="Strong_20_Emphasis"><text:span text:style-name="T123">.</text:span></text:span><text:span text:style-name="Strong_20_Emphasis"><text:span text:style-name="T125">04</text:span></text:span><text:reference-mark-end text:name="Versie"/><text:span text:style-name="Strong_20_Emphasis"><text:span text:style-name="T55"> </text:span></text:span><text:span text:style-name="Strong_20_Emphasis"><text:span text:style-name="T56">LTS</text:span></text:span><text:span text:style-name="Strong_20_Emphasis"><text:span text:style-name="T57"> </text:span></text:span><text:reference-mark-start text:name="Editie"/><text:span text:style-name="Strong_20_Emphasis"><text:span text:style-name="T126">desktop</text:span></text:span><text:reference-mark-end text:name="Editie"/><text:span text:style-name="Strong_20_Emphasis"><text:span text:style-name="T127"> </text:span></text:span><text:span text:style-name="Strong_20_Emphasis"><text:span text:style-name="T120">op </text:span></text:span><text:reference-mark-start text:name="Computernaam"/><text:span text:style-name="Strong_20_Emphasis"><text:span text:style-name="T128">pc-van-emily</text:span></text:span><text:reference-mark-end text:name="Computernaam"/><text:span text:style-name="T129">.</text:span></text:p>
      <text:p text:style-name="P2"><text:span text:style-name="Citation"><text:span text:style-name="T73"/></text:span></text:p>
      <text:p text:style-name="P3"><text:span text:style-name="T58">Kijk op</text:span><text:span text:style-name="T120"> </text:span><text:a xlink:type="simple" xlink:href="https://karelzimmer.nl/" text:style-name="Internet_20_link" text:visited-style-name="Visited_20_Internet_20_Link"><text:span text:style-name="Internet_20_link"><text:span text:style-name="T161">karelzimmer.nl</text:span></text:span></text:a><text:span text:style-name="T120"> </text:span><text:span text:style-name="T59">voor</text:span><text:span text:style-name="T60"> </text:span><text:span text:style-name="T152">deze en andere </text:span><text:span text:style-name="T61">checklists, scripts, en overige bestanden.</text:span></text:p>
      <text:p text:style-name="P31"/>
      <text:p text:style-name="P32"><text:span text:style-name="T37">D</text:span><text:span text:style-name="T33">it is een invulbare PD</text:span><text:span text:style-name="T38">F</text:span><text:span text:style-name="T33"> met keuzevakken; </text:span><text:span text:style-name="T39">a</text:span><text:span text:style-name="T33">fdrukken is niet noodzakelijk.</text:span></text:p>
      <text:p text:style-name="P7"><text:span text:style-name="Strong_20_Emphasis"><text:span text:style-name="T131"/></text:span></text:p>
      <text:p text:style-name="P8"><text:span text:style-name="Definition"><text:span text:style-name="T163">g</text:span></text:span><text:span text:style-name="Definition"><text:span text:style-name="T162">ebruiker</text:span></text:span><text:span text:style-name="T120"><text:tab/><text:tab/><text:tab/><text:tab/></text:span><text:span text:style-name="User_20_Entry"><text:span text:style-name="T133">Emily</text:span></text:span></text:p>
      <text:p text:style-name="P9"><text:span text:style-name="Definition"><text:span text:style-name="T163">g</text:span></text:span><text:span text:style-name="Definition"><text:span text:style-name="T162">ebruikersnaam</text:span></text:span><text:span text:style-name="T120"><text:tab/></text:span><text:span text:style-name="User_20_Entry"><text:span text:style-name="T133">emily</text:span></text:span></text:p>
      <text:p text:style-name="P11"><text:span text:style-name="Definition"><text:span text:style-name="T163">c</text:span></text:span><text:span text:style-name="Definition"><text:span text:style-name="T162">omputernaam<text:tab/><text:tab/></text:span></text:span><text:span text:style-name="User_20_Entry"><text:span text:style-name="T132"><text:reference-ref text:reference-format="text" text:ref-name="Computernaam">pc-van-emily</text:reference-ref></text:span></text:span></text:p>
      <text:p text:style-name="P10"><text:span text:style-name="Definition"><text:span text:style-name="T163">o</text:span></text:span><text:span text:style-name="Definition"><text:span text:style-name="T164">pstartmenu</text:span></text:span><text:span text:style-name="T120"><text:tab/><text:tab/><text:tab/></text:span><text:span text:style-name="User_20_Entry"><text:span text:style-name="T134">F11</text:span></text:span></text:p>
      <text:p text:style-name="P10"><text:span text:style-name="Definition"><text:span text:style-name="T163">i</text:span></text:span><text:span text:style-name="Definition"><text:span text:style-name="T164">nstellingen</text:span></text:span><text:span text:style-name="T120"><text:tab/><text:tab/><text:tab/></text:span><text:span text:style-name="User_20_Entry"><text:span text:style-name="T134">F2</text:span></text:span></text:p>
      <text:p text:style-name="P6"><text:span text:style-name="Definition"><text:span text:style-name="T163"/></text:span></text:p>
      <text:p text:style-name="P24"/>
      <text:list xml:id="list2296282573" text:style-name="L1">
        <text:list-item>
          <text:p text:style-name="P33">Installatie voorbereiden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6"><text:span text:style-name="Strong_20_Emphasis"><text:span text:style-name="T64"><text:s/></text:span></text:span><text:span text:style-name="Strong_20_Emphasis"><text:span text:style-name="T70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3"><text:span text:style-name="Strong_20_Emphasis"><text:span text:style-name="T65">Volg </text:span></text:span><text:span text:style-name="Strong_20_Emphasis"><text:span text:style-name="T66">de stappen in </text:span></text:span><text:span text:style-name="Strong_20_Emphasis"><text:span text:style-name="T67">Checklist</text:span></text:span><text:span text:style-name="Strong_20_Emphasis"><text:span text:style-name="T68"> </text:span></text:span><text:span text:style-name="Strong_20_Emphasis"><text:span text:style-name="T67">installatie</text:span></text:span><text:span text:style-name="Strong_20_Emphasis"><text:span text:style-name="T68"> </text:span></text:span><text:span text:style-name="Strong_20_Emphasis"><text:span text:style-name="T67"><text:reference-ref text:reference-format="text" text:ref-name="Distributie">Ubuntu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Versie">20.04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Editie">desktop</text:reference-ref></text:span></text:span><text:span text:style-name="Strong_20_Emphasis"><text:span text:style-name="T67">.</text:span></text:span></text:p>
          </table:table-cell>
        </table:table-row>
      </table:table>
      <text:p text:style-name="P5"><text:span text:style-name="Strong_20_Emphasis"><text:span text:style-name="T71"/></text:span></text:p>
      <text:p text:style-name="P26"/>
      <text:list xml:id="list150309726462445" text:continue-numbering="true" text:style-name="L1">
        <text:list-item>
          <text:p text:style-name="P18"><text:span text:style-name="Strong_20_Emphasis"><text:span text:style-name="T72">Installatie uitvoeren</text:span></text:span></text:p>
        </text:list-item>
      </text:list>
      <text:p text:style-name="P4"><text:span text:style-name="Strong_20_Emphasis"><text:span text:style-name="T6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6"><text:span text:style-name="Strong_20_Emphasis"><text:span text:style-name="T64"><text:s/></text:span></text:span><text:span text:style-name="Strong_20_Emphasis"><text:span text:style-name="T70"><draw:control text:anchor-type="as-char" draw:z-index="1" draw:name="Vorm2" draw:style-name="gr1" draw:text-style-name="P3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65">Volg </text:span></text:span><text:span text:style-name="Strong_20_Emphasis"><text:span text:style-name="T66">de stappen in </text:span></text:span><text:span text:style-name="Strong_20_Emphasis"><text:span text:style-name="T67">Checklist</text:span></text:span><text:span text:style-name="Strong_20_Emphasis"><text:span text:style-name="T68"> </text:span></text:span><text:span text:style-name="Strong_20_Emphasis"><text:span text:style-name="T67">installatie</text:span></text:span><text:span text:style-name="Strong_20_Emphasis"><text:span text:style-name="T68"> </text:span></text:span><text:span text:style-name="Strong_20_Emphasis"><text:span text:style-name="T67"><text:reference-ref text:reference-format="text" text:ref-name="Distributie">Ubuntu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Versie">20.04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Editie">desktop</text:reference-ref></text:span></text:span><text:span text:style-name="Strong_20_Emphasis"><text:span text:style-name="T67">.</text:span></text:span></text:p>
          </table:table-cell>
        </table:table-row>
      </table:table>
      <text:p text:style-name="P19"/>
      <text:p text:style-name="P20"/>
      <text:list xml:id="list150308564278683" text:continue-numbering="true" text:style-name="L1">
        <text:list-item>
          <text:p text:style-name="P28">Installatie afronden</text:p>
        </text:list-item>
      </text:list>
      <text:p text:style-name="P2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6"><text:span text:style-name="Strong_20_Emphasis"><text:span text:style-name="T64"><text:s/></text:span></text:span><text:span text:style-name="Strong_20_Emphasis"><text:span text:style-name="T70"><draw:control text:anchor-type="as-char" draw:z-index="2" draw:name="Vorm3" draw:style-name="gr1" draw:text-style-name="P3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4"><text:span text:style-name="Strong_20_Emphasis"><text:span text:style-name="T65">Volg </text:span></text:span><text:span text:style-name="Strong_20_Emphasis"><text:span text:style-name="T66">de stappen in </text:span></text:span><text:span text:style-name="Strong_20_Emphasis"><text:span text:style-name="T67">Checklist</text:span></text:span><text:span text:style-name="Strong_20_Emphasis"><text:span text:style-name="T68"> </text:span></text:span><text:span text:style-name="Strong_20_Emphasis"><text:span text:style-name="T67">installatie</text:span></text:span><text:span text:style-name="Strong_20_Emphasis"><text:span text:style-name="T68"> </text:span></text:span><text:span text:style-name="Strong_20_Emphasis"><text:span text:style-name="T67"><text:reference-ref text:reference-format="text" text:ref-name="Distributie">Ubuntu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Versie">20.04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Editie">desktop</text:reference-ref></text:span></text:span><text:span text:style-name="Strong_20_Emphasis"><text:span text:style-name="T67">.</text:span></text:span></text:p>
          </table:table-cell>
        </table:table-row>
      </table:table>
      <text:p text:style-name="P21"><text:line-break/></text:p>
      <text:list xml:id="list150309562270482" text:continue-numbering="true" text:style-name="L1">
        <text:list-item>
          <text:p text:style-name="P23">Gebruiker inrichten</text:p>
        </text:list-item>
      </text:list>
      <text:p text:style-name="P2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6"><text:span text:style-name="Strong_20_Emphasis"><text:span text:style-name="T64"><text:s/></text:span></text:span><text:span text:style-name="Strong_20_Emphasis"><text:span text:style-name="T70"><draw:control text:anchor-type="as-char" draw:z-index="3" draw:name="Vorm4" draw:style-name="gr1" draw:text-style-name="P35" svg:width="0.35cm" svg:height="0.35cm" draw:control="control4"/></text:span></text:span></text:p>
          </table:table-cell>
          <table:table-cell table:style-name="_34_._5f_Gebruiker_5f_inrichten.A1" office:value-type="string">
            <text:p text:style-name="P15"><text:span text:style-name="Strong_20_Emphasis"><text:span text:style-name="T65">Volg </text:span></text:span><text:span text:style-name="Strong_20_Emphasis"><text:span text:style-name="T66">de stappen in </text:span></text:span><text:span text:style-name="Strong_20_Emphasis"><text:span text:style-name="T67">Checklist</text:span></text:span><text:span text:style-name="Strong_20_Emphasis"><text:span text:style-name="T68"> </text:span></text:span><text:span text:style-name="Strong_20_Emphasis"><text:span text:style-name="T67">installatie</text:span></text:span><text:span text:style-name="Strong_20_Emphasis"><text:span text:style-name="T68"> </text:span></text:span><text:span text:style-name="Strong_20_Emphasis"><text:span text:style-name="T67"><text:reference-ref text:reference-format="text" text:ref-name="Distributie">Ubuntu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Versie">20.04</text:reference-ref></text:span></text:span><text:span text:style-name="Strong_20_Emphasis"><text:span text:style-name="T68"><text:s/></text:span></text:span><text:span text:style-name="Strong_20_Emphasis"><text:span text:style-name="T67"><text:reference-ref text:reference-format="text" text:ref-name="Editie">desktop</text:reference-ref></text:span></text:span><text:span text:style-name="Strong_20_Emphasis"><text:span text:style-name="T67">.</text:span></text:span></text:p>
          </table:table-cell>
        </table:table-row>
      </table:table>
      <text:p text:style-name="P25"/>
      <text:p text:style-name="P34"/>
      <text:p text:style-name="P30"><text:span text:style-name="T26">E</text:span><text:span text:style-name="T27">inde c</text:span><text:span text:style-name="T28">hecklist, </text:span><text:span text:style-name="T29">d</text:span><text:span text:style-name="T28">e installatie van </text:span><text:span text:style-name="T28"><text:reference-ref text:reference-format="text" text:ref-name="Distributie">Ubuntu</text:reference-ref></text:span><text:span text:style-name="T28"><text:s/></text:span><text:span text:style-name="T30"><text:reference-ref text:reference-format="text" text:ref-name="Versie">20.04</text:reference-ref></text:span><text:span text:style-name="T30"><text:s/></text:span><text:span text:style-name="T32">LTS</text:span><text:span text:style-name="T28"> </text:span><text:span text:style-name="T28"><text:reference-ref text:reference-format="text" text:ref-name="Editie">desktop</text:reference-ref></text:span><text:span text:style-name="T28"><text:s/></text:span><text:span text:style-name="T31">op </text:span><text:span text:style-name="T31"><text:reference-ref text:reference-format="text" text:ref-name="Computernaam">pc-van-emily</text:reference-ref></text:span><text:span text:style-name="T31"><text:s/></text:span><text:span text:style-name="T28">is voltooid.</text:span></text:p>
      <text:list xml:id="list150309873638559" text:continue-numbering="true" text:style-name="L1">
        <text:list-header>
          <text:p text:style-name="P29"/>
        </text:list-header>
      </text:list>
      <text:p text:style-name="P12"><text:span text:style-name="T130">Geschreven </text:span><text:span text:style-name="T62">door Karel Zimmer</text:span><text:span text:style-name="Strong_20_Emphasis"><text:span text:style-name="T63"> &lt;</text:span></text:span><text:a xlink:type="simple" xlink:href="mailto:info@karelzimmer.nl" text:style-name="Internet_20_link" text:visited-style-name="Visited_20_Internet_20_Link"><text:span text:style-name="Strong_20_Emphasis"><text:span text:style-name="T165">info@karelzimmer.nl</text:span></text:span></text:a><text:span text:style-name="Strong_20_Emphasis"><text:span text:style-name="T63">&gt;</text:span></text:span><text:span text:style-name="T6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F" svg:font-family="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3" svg:font-family="Ubuntu" style:font-adornments="Cursief" style:font-pitch="variable"/>
    <style:font-face style:name="Ubuntu1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1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mily</text:file-name><text:tab/><text:date style:data-style-name="N36" text:date-value="2022-02-13T15:03:08.008064171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5:03:07.917130411</dc:date>
    <meta:printed-by>Karel Zimmer</meta:printed-by>
    <meta:print-date>2012-07-13T13:55:28</meta:print-date>
    <meta:keyword>Installatie</meta:keyword>
    <meta:keyword>Checklist</meta:keyword>
    <meta:keyword>Linux</meta:keyword>
    <meta:editing-cycles>3020</meta:editing-cycles>
    <meta:editing-duration>P7DT5H34M9S</meta:editing-duration>
    <dc:creator>Karel Zimmer</dc:creator>
    <meta:document-statistic meta:table-count="4" meta:image-count="0" meta:object-count="0" meta:page-count="1" meta:paragraph-count="25" meta:word-count="118" meta:character-count="906" meta:non-whitespace-character-count="798"/>
    <meta:user-defined meta:name="Info 1"/>
    <meta:user-defined meta:name="Info 2"/>
    <meta:user-defined meta:name="Info 3"/>
    <meta:user-defined meta:name="Info 4"/>
  </office:meta>
</office:document-meta>
</file>